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UIZ CADENILLAS, RAUL HECTO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UIZ CADENILLAS, RAUL HECT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74470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URICH ZAPATA, CESAR MIGU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65850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1:30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